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66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lebie Żywy</text:span><text:span text:style-name="T1"><text:line-break/></text:span><text:span text:style-name="T1">łamany</text:span><text:span text:style-name="T1"><text:line-break/></text:span><text:span text:style-name="T1">drzewem Krzyża,</text:span><text:span text:style-name="T1"><text:line-break/></text:span><text:span text:style-name="T1">Uwielbiamy Cię,</text:span><text:span text:style-name="T1"><text:line-break/></text:span><text:span text:style-name="T1">uwielbiamy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wi przenajświętsza,</text:span><text:span text:style-name="T1"><text:line-break/></text:span><text:span text:style-name="T1">uzdrowienie</text:span><text:span text:style-name="T1"><text:line-break/></text:span><text:span text:style-name="T1">naszych ran,</text:span><text:span text:style-name="T1"><text:line-break/></text:span><text:span text:style-name="T1">Uwielbiamy Cię,</text:span><text:span text:style-name="T1"><text:line-break/></text:span><text:span text:style-name="T1">uwielbiamy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aranku Boży</text:span><text:span text:style-name="T1"><text:line-break/></text:span><text:span text:style-name="T1">chodzący dolinami serc,</text:span><text:span text:style-name="T1"><text:line-break/></text:span><text:span text:style-name="T1">Uwielbiamy Cię,</text:span><text:span text:style-name="T1"><text:line-break/></text:span><text:span text:style-name="T1">uwielbiamy Cię.</text:span><text:span text:style-name="T1"><text:line-break/></text:span><text:span text:style-name="T1"><text:line-break/></text:span><text:span text:style-name="T1">Jezus to nasz Pan,</text:span><text:span text:style-name="T1"><text:line-break/></text:span><text:span text:style-name="T1">uwielbiajmy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0T15:53:35</meta:creation-date>
    <dc:date>2014-03-18T00:20:44.868000000</dc:date>
    <dc:language>pl-PL</dc:language>
    <meta:editing-cycles>10</meta:editing-cycles>
    <meta:editing-duration>PT4M5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